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min-height="0.593cm" fo:min-width="3.571cm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51cm" svg:stroke-color="#000000" draw:marker-start-width="0.33cm" draw:marker-end="msArrowOpenEnd_20_5" draw:marker-end-width="0.33cm" draw:marker-end-center="false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1.185cm" fo:min-width="3.605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min-height="1.777cm" fo:min-width="10.526cm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svg:stroke-width="0.254cm" draw:marker-start-width="0.686cm" draw:marker-end-width="0.686cm" draw:textarea-horizontal-align="center" draw:textarea-vertical-align="middle" fo:padding-top="0.252cm" fo:padding-bottom="0.252cm" fo:padding-left="0.377cm" fo:padding-right="0.377cm"/>
    </style:style>
    <style:style style:name="gr6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svg:stroke-width="0cm" draw:fill-color="#000000" dr3d:vertical-segments="68" dr3d:close-front="true" dr3d:close-back="true"/>
    </style:style>
    <style:style style:name="gr11" style:family="graphic" style:parent-style-name="standard">
      <style:graphic-properties svg:stroke-width="0.051cm" draw:marker-start-width="0.381cm" draw:marker-end-width="0.381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4.071cm" svg:height="0.853cm" svg:x="14.578cm" svg:y="4.414cm">
          <text:p text:style-name="P1"><text:span text:style-name="T1">“</text:span><text:span text:style-name="T1">source of work”</text:span></text:p>
          <draw:enhanced-geometry svg:viewBox="0 0 21600 21600" draw:type="mso-spt202" draw:enhanced-path="M 0 0 L 21600 0 21600 21600 0 21600 0 0 Z N"/>
        </draw:custom-shape>
        <draw:line draw:style-name="gr2" draw:text-style-name="P3" draw:layer="layout" svg:x1="6.606cm" svg:y1="6.42cm" svg:x2="10.5cm" svg:y2="5.401cm">
          <text:p text:style-name="P5"/>
        </draw:line>
        <draw:custom-shape draw:style-name="gr3" draw:text-style-name="P2" draw:layer="layout" svg:width="4.105cm" svg:height="1.445cm" svg:x="2.553cm" svg:y="6.103cm">
          <text:p text:style-name="P1"><text:span text:style-name="T1">Transfer of work</text:span></text:p>
          <text:p text:style-name="P1"><text:span text:style-name="T1">to the system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1.026cm" svg:height="2.037cm" svg:x="7.553cm" svg:y="7.206cm">
          <text:p text:style-name="P1"><text:span text:style-name="T1">The internal energy (</text:span><text:span text:style-name="T2">U</text:span><text:span text:style-name="T1">) increases. This</text:span></text:p>
          <text:p text:style-name="P1"><text:span text:style-name="T1">corresponds to increased motion of water</text:span></text:p>
          <text:p text:style-name="P1"><text:span text:style-name="T1">molecules in the tank (increase in temperature).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9.526cm" svg:y1="3.152cm" svg:x2="9.526cm" svg:y2="6.503cm">
          <text:p text:style-name="P5"/>
        </draw:line>
        <draw:line draw:style-name="gr5" draw:text-style-name="P4" draw:layer="layout" svg:x1="12.396cm" svg:y1="3.153cm" svg:x2="12.396cm" svg:y2="6.504cm">
          <text:p text:style-name="P5"/>
        </draw:line>
        <draw:line draw:style-name="gr5" draw:text-style-name="P4" draw:layer="layout" svg:x1="12.486cm" svg:y1="6.442cm" svg:x2="9.394cm" svg:y2="6.426cm">
          <text:p text:style-name="P5"/>
        </draw:line>
        <draw:path draw:style-name="gr6" draw:text-style-name="P4" draw:layer="layout" svg:width="2.638cm" svg:height="0.144cm" svg:x="9.655cm" svg:y="3.772cm" svg:viewBox="0 0 2639 145" svg:d="m0 0c38 99 145 138 145 138h329l1982 7 99-9 31-53 53-37">
          <text:p text:style-name="P5"/>
        </draw:path>
        <draw:line draw:style-name="gr7" draw:text-style-name="P4" draw:layer="layout" svg:x1="10.962cm" svg:y1="2.356cm" svg:x2="10.963cm" svg:y2="5.255cm">
          <text:p text:style-name="P5"/>
        </draw:line>
        <draw:rect draw:style-name="gr8" draw:text-style-name="P4" draw:layer="layout" svg:width="1.04cm" svg:height="0.168cm" svg:x="10.458cm" svg:y="2.188cm">
          <text:p text:style-name="P5"/>
        </draw:rect>
        <dr3d:scene draw:style-name="gr9" svg:width="0.673cm" svg:height="0.202cm" svg:x="10.347cm" svg:y="5.173cm" dr3d:transform="matrix (0.999670434953733 0 -0.0256714136621562 0.00878014058010161 0.939692620785931 0.341907425441248 0.0241232379834713 -0.342020143325607 0.939382930943885 0.039664285070609cm 4.24506141440044cm 1.54456679443084cm)" dr3d:vrp="(0 0 4901.42857142857)" dr3d:vpn="(0 0 3631.42857142857)" dr3d:projection="perspective" dr3d:distance="1.2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0" draw:layer="layout" svg:viewBox="0 -4659 635 283" svg:d="m318-4659-64 3-60 8-28 6-26 7-24 8-23 9-20 10-19 11-16 12-13 12-11 13-4 7-4 7-2 7-2 7-2 7v7 8l2 7 2 7 2 7 4 7 4 7 11 13 13 12 16 12 19 11 20 10 23 9 24 8 26 7 28 6 60 8 64 3 63-3 60-8 28-6 26-7 24-8 23-9 20-10 19-11 16-12 13-12 11-13 4-7 4-7 2-7 2-7 2-7v-8-7l-2-7-2-7-2-7-4-7-4-7-11-13-13-12-16-12-19-11-20-10-23-9-24-8-26-7-28-6-60-8z"/>
        </dr3d:scene>
        <dr3d:scene draw:style-name="gr9" svg:width="0.673cm" svg:height="0.202cm" svg:x="10.932cm" svg:y="5.173cm" dr3d:transform="matrix (0.999670434953733 0 -0.0256714136621562 0.00878014058010161 0.939692620785931 0.341907425441248 0.0241232379834713 -0.342020143325607 0.939382930943885 0.039664285070609cm 4.24506141440044cm 1.54456679443084cm)" dr3d:vrp="(0 0 4901.42857142857)" dr3d:vpn="(0 0 3631.42857142857)" dr3d:projection="perspective" dr3d:distance="1.2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0" draw:layer="layout" svg:viewBox="0 -4659 635 283" svg:d="m318-4659-64 3-60 8-28 6-26 7-24 8-23 9-20 10-19 11-16 12-13 12-11 13-4 7-4 7-2 7-2 7-2 7v7 8l2 7 2 7 2 7 4 7 4 7 11 13 13 12 16 12 19 11 20 10 23 9 24 8 26 7 28 6 60 8 64 3 63-3 60-8 28-6 26-7 24-8 23-9 20-10 19-11 16-12 13-12 11-13 4-7 4-7 2-7 2-7 2-7v-8-7l-2-7-2-7-2-7-4-7-4-7-11-13-13-12-16-12-19-11-20-10-23-9-24-8-26-7-28-6-60-8z"/>
        </dr3d:scene>
        <draw:line draw:style-name="gr7" draw:text-style-name="P4" draw:layer="layout" svg:x1="11.48cm" svg:y1="2.271cm" svg:x2="13.719cm" svg:y2="2.272cm">
          <text:p text:style-name="P5"/>
        </draw:line>
        <draw:custom-shape draw:style-name="gr11" draw:text-style-name="P4" draw:layer="layout" svg:width="0.612cm" svg:height="0.612cm" svg:x="13.373cm" svg:y="2.29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8" draw:text-style-name="P4" draw:layer="layout" svg:width="1.125cm" svg:height="1.018cm" svg:x="13.419cm" svg:y="4.575cm">
          <text:p text:style-name="P5"/>
        </draw:rect>
        <draw:line draw:style-name="gr7" draw:text-style-name="P4" draw:layer="layout" svg:x1="13.987cm" svg:y1="2.527cm" svg:x2="13.988cm" svg:y2="5.426cm">
          <text:p text:style-name="P5"/>
        </draw:line>
        <draw:frame draw:style-name="gr12" draw:layer="layout" svg:width="3.897cm" svg:height="0.962cm" svg:x="8.982cm" svg:y="1.109cm">
          <draw:text-box>
            <text:p text:style-name="P5">Water mix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OpenEnd_20_5" draw:display-name="msArrowOpenEnd 5" svg:viewBox="0 0 315 315" svg:d="m158 0 157 287-47 28-110-202-111 202-47-2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4-19T12:57:56</meta:creation-date>
    <dc:creator>Jussi Eloranta</dc:creator>
    <dc:date>2008-04-19T17:13:03</dc:date>
    <meta:editing-cycles>12</meta:editing-cycles>
    <meta:editing-duration>PT4H15M10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